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3ad20" officeooo:paragraph-rsid="0013ad20"/>
    </style:style>
    <style:style style:name="P2" style:family="paragraph" style:parent-style-name="Standard">
      <style:text-properties officeooo:rsid="001068fe" officeooo:paragraph-rsid="001068fe"/>
    </style:style>
    <style:style style:name="P3" style:family="paragraph" style:parent-style-name="Standard">
      <style:text-properties fo:font-weight="bold" officeooo:rsid="001068fe" officeooo:paragraph-rsid="001068fe" style:font-weight-asian="bold" style:font-weight-complex="bold"/>
    </style:style>
    <style:style style:name="P4" style:family="paragraph" style:parent-style-name="Standard">
      <style:text-properties fo:font-weight="bold" officeooo:rsid="0011cb33" officeooo:paragraph-rsid="0011cb33" style:font-weight-asian="bold" style:font-weight-complex="bold"/>
    </style:style>
    <style:style style:name="P5" style:family="paragraph" style:parent-style-name="Standard">
      <style:text-properties officeooo:rsid="0011cb33" officeooo:paragraph-rsid="0011cb33"/>
    </style:style>
    <style:style style:name="P6" style:family="paragraph" style:parent-style-name="Standard">
      <style:text-properties officeooo:rsid="0012c6ba" officeooo:paragraph-rsid="0012c6ba"/>
    </style:style>
    <style:style style:name="P7" style:family="paragraph" style:parent-style-name="Standard">
      <style:text-properties officeooo:rsid="0013695a" officeooo:paragraph-rsid="0013695a"/>
    </style:style>
    <style:style style:name="P8" style:family="paragraph" style:parent-style-name="Standard">
      <style:text-properties officeooo:rsid="0013ad20" officeooo:paragraph-rsid="0013ad20"/>
    </style:style>
    <style:style style:name="P9" style:family="paragraph" style:parent-style-name="Standard">
      <style:paragraph-properties fo:break-before="page"/>
      <style:text-properties fo:font-weight="bold" officeooo:rsid="001068fe" officeooo:paragraph-rsid="001068fe" style:font-weight-asian="bold" style:font-weight-complex="bold"/>
    </style:style>
    <style:style style:name="P10" style:family="paragraph" style:parent-style-name="Standard">
      <style:paragraph-properties fo:break-before="page"/>
      <style:text-properties officeooo:rsid="0013695a" officeooo:paragraph-rsid="0013695a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Standard" style:list-style-name="L1">
      <style:text-properties officeooo:rsid="001068fe" officeooo:paragraph-rsid="001068fe"/>
    </style:style>
    <style:style style:name="P13" style:family="paragraph" style:parent-style-name="Standard" style:list-style-name="L1">
      <style:text-properties officeooo:rsid="001068fe" officeooo:paragraph-rsid="0011cb33"/>
    </style:style>
    <style:style style:name="P14" style:family="paragraph" style:parent-style-name="Standard">
      <style:text-properties officeooo:rsid="001068fe" officeooo:paragraph-rsid="0013ae26"/>
    </style:style>
    <style:style style:name="P15" style:family="paragraph" style:parent-style-name="Standard" style:list-style-name="L1">
      <style:text-properties officeooo:rsid="0011cb33" officeooo:paragraph-rsid="0011cb33"/>
    </style:style>
    <style:style style:name="P16" style:family="paragraph" style:parent-style-name="Standard">
      <style:text-properties officeooo:paragraph-rsid="0013ae26"/>
    </style:style>
    <style:style style:name="P17" style:family="paragraph" style:parent-style-name="Standard">
      <style:text-properties fo:font-weight="bold" officeooo:rsid="001068fe" officeooo:paragraph-rsid="001068fe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1068fe" officeooo:paragraph-rsid="001068fe" style:font-weight-asian="bold" style:font-weight-complex="bold"/>
    </style:style>
    <style:style style:name="P19" style:family="paragraph" style:parent-style-name="Text_20_body">
      <style:text-properties officeooo:rsid="001068fe" officeooo:paragraph-rsid="0013ae26"/>
    </style:style>
    <style:style style:name="P20" style:family="paragraph" style:parent-style-name="Text_20_body">
      <style:text-properties officeooo:paragraph-rsid="0013ae26"/>
    </style:style>
    <style:style style:name="T1" style:family="text">
      <style:text-properties officeooo:rsid="001068fe"/>
    </style:style>
    <style:style style:name="T2" style:family="text">
      <style:text-properties officeooo:rsid="0011cb33"/>
    </style:style>
    <style:style style:name="T3" style:family="text">
      <style:text-properties officeooo:rsid="0012c6b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3ae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tting started on Linux</text:p>
      <text:p text:style-name="P2"/>
      <text:p text:style-name="P3">Background</text:p>
      <text:p text:style-name="P2"/>
      <text:p text:style-name="P2">I had bought a M6E-Nano from Sparkfun to learn around RFID. It was harder to get started than I expected and hence I have written this documentation.</text:p>
      <text:p text:style-name="P2"/>
      <text:p text:style-name="P3">Hardware</text:p>
      <text:p text:style-name="P2"/>
      <text:p text:style-name="P2">The Sparkfun Simultaneous RFID reader with the M6E-nano. <text:a xlink:type="simple" xlink:href="https://www.sparkfun.com/products/14066" text:style-name="Internet_20_link" text:visited-style-name="Visited_20_Internet_20_Link">https://www.sparkfun.com/products/14066</text:a></text:p>
      <text:p text:style-name="P2"/>
      <text:p text:style-name="P2">The SparkFun Serial Basic Breakout - CH340G</text:p>
      <text:p text:style-name="P2"><text:a xlink:type="simple" xlink:href="https://www.sparkfun.com/products/14050" text:style-name="Internet_20_link" text:visited-style-name="Visited_20_Internet_20_Link">https://www.sparkfun.com/products/14050</text:a></text:p>
      <text:p text:style-name="P2"/>
      <text:p text:style-name="P2">USB cable</text:p>
      <text:p text:style-name="P2"/>
      <text:p text:style-name="P2">Raspberry PI-3</text:p>
      <text:p text:style-name="P2"/>
      <text:p text:style-name="P2">PC with Arm processor</text:p>
      <text:p text:style-name="P2"/>
      <text:p text:style-name="P3">Software</text:p>
      <text:p text:style-name="P2"/>
      <text:p text:style-name="P2">The ThingMagic <text:s/>MercuryApi 1.29.4.34</text:p>
      <text:p text:style-name="P2"><text:a xlink:type="simple" xlink:href="http://www.thingmagic.com/manuals-firmware" text:style-name="Internet_20_link" text:visited-style-name="Visited_20_Internet_20_Link">http://www.thingmagic.com/manuals-firmware</text:a></text:p>
      <text:p text:style-name="P2"/>
      <text:p text:style-name="P2">Ubuntu 16.04 LTS</text:p>
      <text:p text:style-name="P2"/>
      <text:p text:style-name="P2">Linux Jessie release</text:p>
      <text:p text:style-name="P2"/>
      <text:p text:style-name="P3"/>
      <text:p text:style-name="P9">Installation</text:p>
      <text:p text:style-name="P2"/>
      <text:p text:style-name="P2">Download the MercuryApI 1.29.4.34 from the link and install in a directory</text:p>
      <text:p text:style-name="P2"><text:line-break/>Go to mercuryapi-1.29.4.34/c/src/api <text:s/><text:span text:style-name="T5">(or whatever number the API is)</text:span></text:p>
      <text:p text:style-name="P2"/>
      <text:p text:style-name="P14">Type : <text:s/>make TMR_ENABLE_SERIAL_READER_ONLY=1. <text:line-break/><text:line-break/>It should compiles the examples (which are in ../samples). <text:line-break/></text:p>
      <text:p text:style-name="P16"><text:span text:style-name="T5"><text:tab/>If you get : </text:span><text:span text:style-name="Source_20_Text">'readline/readline.h' file not found</text:span></text:p>
      <text:p text:style-name="P14"/>
      <text:p text:style-name="P19"><text:span text:style-name="T5"><text:tab/></text:span>so you need to install the readline development libraries</text:p>
      <text:p text:style-name="P20"><text:tab/>On Debian based platforms, like Ubuntu, you can run: <text:s/></text:p>
      <text:p text:style-name="P20"><text:span text:style-name="Source_20_Text"><text:tab/><text:tab/>sudo apt-get install libreadline-dev </text:span></text:p>
      <text:p text:style-name="Text_20_body"><text:tab/>and that should install the correct headers in the correct places,</text:p>
      <text:p text:style-name="Text_20_body"><text:tab/>If you use a platform with <text:span text:style-name="Source_20_Text">yum</text:span>, like SUSE, then the command should be:</text:p>
      <text:p text:style-name="P11"><text:span text:style-name="Source_20_Text"><text:tab/><text:tab/>yum install readline-devel</text:span></text:p>
      <text:p text:style-name="P14"><text:line-break/>Connect the reader to a USB port and put an RFID tag to it.<text:line-break/><text:line-break/>Type : ./read tmr:///dev/ttyUSB0 --ant 1,1 (in case connected to USB0, otherwise change to the port connected)</text:p>
      <text:p text:style-name="P2"><text:line-break/>It should read the EPC.</text:p>
      <text:p text:style-name="P9">DEMO program</text:p>
      <text:p text:style-name="P2"/>
      <text:p text:style-name="P2">There is a program called “demo” which contains a lot of options that can be used. However this does not work on a M6E-Nano by default as you need to set the antenna.</text:p>
      <text:p text:style-name="P2">Also it does not set the region correct by default. I have reworked part of that program and included and set the antenna and antenna power. The adjusted Demo program is stored in the same folder as</text:p>
      <text:p text:style-name="P2">this document. </text:p>
      <text:p text:style-name="P2"/>
      <text:list xml:id="list884107806" text:style-name="L1">
        <text:list-item>
          <text:p text:style-name="P12">Got to : &lt;install-dir&gt;/mercuryapi-1.29.4.34/c/src/samples</text:p>
        </text:list-item>
        <text:list-item>
          <text:p text:style-name="P12">cp demo.c demo-org.c</text:p>
        </text:list-item>
        <text:list-item>
          <text:p text:style-name="P12">download demo.c and copy to <text:s/>&lt;install-dir&gt;/mercuryapi-1.29.4.34/c/src/samples</text:p>
        </text:list-item>
        <text:list-item>
          <text:p text:style-name="P13">Got to : &lt;install-dir&gt;/mercuryapi-1.29.4.34/c/src/<text:span text:style-name="T2">api</text:span></text:p>
        </text:list-item>
        <text:list-item>
          <text:p text:style-name="P15">make demo TMR_ENABLE_SERIAL_READER_ONLY=1</text:p>
        </text:list-item>
      </text:list>
      <text:p text:style-name="P5"/>
      <text:p text:style-name="P5">This demo program will set for the EU region and the antenna correctly</text:p>
      <text:p text:style-name="P2"/>
      <text:p text:style-name="P2"/>
      <text:p text:style-name="P4">Compiling your own programs in your own directory</text:p>
      <text:p text:style-name="P5"/>
      <text:p text:style-name="P5">I found it difficult that I had to create my own program in samples-directory and then go to the API directory to it compiled. I wanted to be able to do that in my own test directory.</text:p>
      <text:p text:style-name="P5"/>
      <text:p text:style-name="P5">Starting point:</text:p>
      <text:p text:style-name="P5">the API is installed in <text:a xlink:type="simple" xlink:href="../../../C:/home/paul/Documents/mercuryapi-1.29.4.34/c/src/api" text:style-name="Internet_20_link" text:visited-style-name="Visited_20_Internet_20_Link">/home/paul/Documents/</text:a><text:a xlink:type="simple" xlink:href="../../../C:/home/paul/Documents/mercuryapi-1.29.4.34/c/src/api" text:style-name="Internet_20_link" text:visited-style-name="Visited_20_Internet_20_Link"><text:span text:style-name="T1">mercuryapi-1.29.4.34/c/src/</text:span></text:a><text:a xlink:type="simple" xlink:href="../../../C:/home/paul/Documents/mercuryapi-1.29.4.34/c/src/api" text:style-name="Internet_20_link" text:visited-style-name="Visited_20_Internet_20_Link">api</text:a></text:p>
      <text:p text:style-name="P5"/>
      <text:p text:style-name="P5">1. setup the shared library</text:p>
      <text:p text:style-name="P5"/>
      <text:p text:style-name="P5"><text:a xlink:type="simple" xlink:href="../../../C:/home/paul/Documents/mercuryapi-1.29.4.34/c/src/api" text:style-name="Internet_20_link" text:visited-style-name="Visited_20_Internet_20_Link">C:/home/paul/Documents/</text:a><text:a xlink:type="simple" xlink:href="../../../C:/home/paul/Documents/mercuryapi-1.29.4.34/c/src/api" text:style-name="Internet_20_link" text:visited-style-name="Visited_20_Internet_20_Link"><text:span text:style-name="T1">mercuryapi-1.29.4.34/c/src/</text:span></text:a><text:a xlink:type="simple" xlink:href="../../../C:/home/paul/Documents/mercuryapi-1.29.4.34/c/src/api" text:style-name="Internet_20_link" text:visited-style-name="Visited_20_Internet_20_Link">api</text:a></text:p>
      <text:p text:style-name="P5">sudo bash</text:p>
      <text:p text:style-name="P5">mv libmercuryapi.so.1 /usr/lib</text:p>
      <text:p text:style-name="P5">ln -sf /usr/lib/libmercuryapi.so.1 <text:s/>/usr/lib/libmercuryapi.so.0</text:p>
      <text:p text:style-name="P5">ln -sf /usr/lib/libmercuryapi.so.1 /usr/lib/libmercuryapi.so</text:p>
      <text:p text:style-name="P5"/>
      <text:p text:style-name="P5">2. <text:s/><text:span text:style-name="T3">Use a shell script</text:span></text:p>
      <text:p text:style-name="P5"/>
      <text:p text:style-name="P6">Created a shell script called mmer, which can be downloaded.</text:p>
      <text:p text:style-name="P6"/>
      <text:p text:style-name="P6">Store in working directory</text:p>
      <text:p text:style-name="P6"/>
      <text:p text:style-name="P6">make sure that the line below in the script is pointing to the api directory with the .h files</text:p>
      <text:p text:style-name="P6">include="/home/paul/Documents/mercuryapi-1.29.4.34/c/src/api"</text:p>
      <text:p text:style-name="P6"/>
      <text:p text:style-name="P6">use as ./mmer program</text:p>
      <text:p text:style-name="P6">Do NOT include the “.c”</text:p>
      <text:p text:style-name="P6">It will create an executable with name : program</text:p>
      <text:p text:style-name="P6">To run that type ./program ……</text:p>
      <text:p text:style-name="P8"/>
      <text:p text:style-name="P10">#***********************************************************</text:p>
      <text:p text:style-name="P7"># <text:span text:style-name="T4">creating native driver for mercuryapi for JAVA</text:span></text:p>
      <text:p text:style-name="P7">#***********************************************************</text:p>
      <text:p text:style-name="P7"/>
      <text:p text:style-name="P7"># Compile ./java to class</text:p>
      <text:p text:style-name="P7"># This will be created a directory mercury1.29.4.34/java/com</text:p>
      <text:p text:style-name="P7"># goto java directory : cd /home/paul/Documents/mercuryapi-1.29.4.34/java</text:p>
      <text:p text:style-name="P7"># create native header file : javah com.thingmagic.SerialTransportNative</text:p>
      <text:p text:style-name="P7"># The header file is in the java directory (actually there are 2, but neglect the factory one.)</text:p>
      <text:p text:style-name="P7"># Copy this to mercuryapi-1.29.4.34/c/src/jni (THERE MIGHT BE ONE ALREADY, save first !!!)</text:p>
      <text:p text:style-name="P7"># The nativeSerial.c is already there and should (at least) contain the same routines as in the .h file.</text:p>
      <text:p text:style-name="P7"># to compile</text:p>
      <text:p text:style-name="P7"># cd mercuryapi-1.29.4.34/c/proj/jni</text:p>
      <text:p text:style-name="P7"># find the jni.h file : </text:p>
      <text:p text:style-name="P7"><text:tab/>find / -name jni.h</text:p>
      <text:p text:style-name="P7"><text:tab/>output like : /usr/lib/jvm/java-9-openjdk-amd64/include/jni.h</text:p>
      <text:p text:style-name="P7"/>
      <text:p text:style-name="P7"># change the Makefile.jni <text:s/>line 14 - 16)</text:p>
      <text:p text:style-name="P7"/>
      <text:p text:style-name="P7">from :</text:p>
      <text:p text:style-name="P7"><text:tab/>CFLAGS <text:s/>+= -I/usr/lib/jvm/java-6-sun/include -I/usr/lib/jvm/java-6-sun/include/linux</text:p>
      <text:p text:style-name="P7"><text:tab/>CFLAGS <text:s/>+= -I/usr/lib/jvm/java-6-openjdk/include -I/usr/lib/jvm/java-6-openjdk/include/linux</text:p>
      <text:p text:style-name="P7"><text:tab/>CFLAGS <text:s/>+= -I/usr/lib/jvm/sun-jdk-1.6/include/ -I/usr/lib/jvm/sun-jdk-1.6/include/linux</text:p>
      <text:p text:style-name="P7">To : </text:p>
      <text:p text:style-name="P7"><text:tab/>CFLAGS <text:s/>+= -I/usr/lib/jvm/java-9-openjdk-amd64/include/ </text:p>
      <text:p text:style-name="P7"><text:tab/>CFLAGS <text:s/>+= -I/usr/lib/jvm/java-9-openjdk-amd64/include/linux/</text:p>
      <text:p text:style-name="P7"/>
      <text:p text:style-name="P7"># make file</text:p>
      <text:p text:style-name="P7"><text:tab/>sudo make -f Makefile.jni </text:p>
      <text:p text:style-name="P7"><text:tab/>results in .so.0 file in directory</text:p>
      <text:p text:style-name="P7"><text:tab/>rename to linux-amd64.lib</text:p>
      <text:p text:style-name="P7"/>
      <text:p text:style-name="P7"># move to right place</text:p>
      <text:p text:style-name="P7"><text:tab/>cd mercuryapi-1.29.4.34/java</text:p>
      <text:p text:style-name="P7"><text:tab/>cp linux-amd64.lib linux-amd64.org</text:p>
      <text:p text:style-name="P7"><text:tab/>cp mercuryapi-1.29.4.34/c/proj/jni/linux-amd64.lib .</text:p>
      <text:p text:style-name="P7"/>
      <text:p text:style-name="P7"># to include in CURRENT <text:s/>mercury.jar:</text:p>
      <text:p text:style-name="P7"><text:tab/>cp mercuryapi.jar mercuryapi.org</text:p>
      <text:p text:style-name="P7"><text:tab/>mkdir tt</text:p>
      <text:p text:style-name="P7"><text:tab/>cd tt</text:p>
      <text:p text:style-name="P7"><text:tab/>cp ../mercuryapi.org mercuryapi.jar</text:p>
      <text:p text:style-name="P7"><text:tab/>jar -xf mercuryapi.jar</text:p>
      <text:p text:style-name="P7"><text:tab/>rm mercurypai.jar</text:p>
      <text:p text:style-name="P7"><text:tab/>locate current linux-amd64.lib</text:p>
      <text:p text:style-name="P7"><text:tab/>cp the new linux-amd64.lib to this place</text:p>
      <text:p text:style-name="P7"><text:tab/>cd tt</text:p>
      <text:p text:style-name="P7"><text:tab/>jar -cf mercuryapi.jar *</text:p>
      <text:p text:style-name="P7"><text:tab/>cp mercuryapi.jar ..</text:p>
      <text:p text:style-name="P7"/>
      <text:p text:style-name="P7"># to include in new build, follow: </text:p>
      <text:p text:style-name="P7"/>
      <text:p text:style-name="P7">#***********************************************************</text:p>
      <text:p text:style-name="P7"># <text:span text:style-name="T4">compiling new API in JAVA</text:span></text:p>
      <text:p text:style-name="P7"><text:soft-page-break/>#***********************************************************</text:p>
      <text:p text:style-name="P7"># sudo bash </text:p>
      <text:p text:style-name="P7"># cd mercuryapi-1.29.4.34/java</text:p>
      <text:p text:style-name="P7"># edit change one of the .java in mercuryapi_nb directory (even a comment and write)</text:p>
      <text:p text:style-name="P7"># make all</text:p>
      <text:p text:style-name="P7"/>
      <text:p text:style-name="P7"/>
      <text:p text:style-name="P7">#***********************************************************</text:p>
      <text:p text:style-name="P7"># <text:span text:style-name="T4">Running application error in JAVA</text:span></text:p>
      <text:p text:style-name="P7">#***********************************************************</text:p>
      <text:p text:style-name="P7"># lib-amd64.lib not found</text:p>
      <text:p text:style-name="P7"># root cause : the lib is NOT in the class, but at root directory</text:p>
      <text:p text:style-name="P7"># in SerialTransportNative.java change line 106</text:p>
      <text:p text:style-name="P7"># from :libname = '/'+ osname + '-' + osarch + ".lib";</text:p>
      <text:p text:style-name="P7"># to : libname = osname + '-' + osarch + ".lib"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3ad20" officeooo:paragraph-rsid="0013ad20"/>
    </style:style>
    <style:style style:name="MT1" style:family="text">
      <style:text-properties officeooo:rsid="0013ae2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1.<text:span text:style-name="MT1">1</text:span> <text:tab/><text:span text:style-name="MT1">November</text:span> 2018<text:tab/>Paulvh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4:23.749920017</meta:creation-date>
    <dc:date>2018-11-21T10:17:51.302221850</dc:date>
    <meta:editing-duration>PT37M7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5" meta:paragraph-count="117" meta:word-count="755" meta:character-count="5570" meta:non-whitespace-character-count="4873"/>
  </office:meta>
</office:document-meta>
</file>